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8in"/>
    </style:style>
    <style:style style:name="co2" style:family="table-column">
      <style:table-column-properties fo:break-before="auto" style:column-width="1.652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6661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35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0.6402in"/>
    </style:style>
    <style:style style:name="co10" style:family="table-column">
      <style:table-column-properties fo:break-before="auto" style:column-width="0.9047in"/>
    </style:style>
    <style:style style:name="co11" style:family="table-column">
      <style:table-column-properties fo:break-before="auto" style:column-width="1.192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9453in" fo:break-before="auto" style:use-optimal-row-height="true"/>
    </style:style>
    <style:style style:name="ro3" style:family="table-row">
      <style:table-row-properties style:row-height="0.8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>
      <style:text-properties fo:font-size="20pt" style:font-size-asian="20pt" style:font-size-complex="20pt"/>
    </style:style>
    <style:style style:name="ce14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20pt" style:font-size-asian="20pt" style:font-size-complex="20pt"/>
    </style:style>
    <style:style style:name="ce17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in"/>
      <style:text-properties fo:font-size="20pt" style:font-size-asian="20pt" style:font-size-complex="20pt"/>
    </style:style>
    <style:style style:name="ce18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number-columns-repeated="2" table:default-cell-style-name="ce10"/>
        <table:table-column table:style-name="co6" table:number-columns-repeated="2" table:default-cell-style-name="ce15"/>
        <table:table-column table:style-name="co6" table:default-cell-style-name="ce13"/>
        <table:table-column table:style-name="co9" table:default-cell-style-name="ce13"/>
        <table:table-column table:style-name="co10" table:default-cell-style-name="ce10"/>
        <table:table-column table:style-name="co6" table:number-columns-repeated="3" table:default-cell-style-name="ce10"/>
        <table:table-column table:style-name="co11" table:default-cell-style-name="ce10"/>
        <table:table-column table:style-name="co6" table:default-cell-style-name="ce10"/>
        <table:table-column table:style-name="co7" table:number-columns-repeated="6" table:default-cell-style-name="ce10"/>
        <table:table-column table:style-name="co7" table:number-columns-repeated="998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Simply Supported Beam, mid-span deflection, w = 5qL^4/(384*EI)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6" table:number-rows-spanned="1">
            <text:p>Numerical Solution, exact value of G for nu = 0.3</text:p>
          </table:table-cell>
          <table:covered-table-cell table:number-columns-repeated="2" table:style-name="ce1"/>
          <table:covered-table-cell table:number-columns-repeated="2" table:style-name="ce7"/>
          <table:covered-table-cell/>
          <table:table-cell/>
          <table:table-cell table:style-name="ce1" office:value-type="string" calcext:value-type="string" table:number-columns-spanned="6" table:number-rows-spanned="1">
            <text:p>Num soln, increased value of G</text:p>
          </table:table-cell>
          <table:covered-table-cell table:number-columns-repeated="5" table:style-name="ce1"/>
          <table:table-cell table:number-columns-repeated="1004"/>
        </table:table-row>
        <table:table-row table:style-name="ro2">
          <table:table-cell table:style-name="ce11" office:value-type="string" calcext:value-type="string">
            <text:p>Aspect Ratio, L/height</text:p>
          </table:table-cell>
          <table:table-cell table:style-name="ce11" office:value-type="string" calcext:value-type="string">
            <text:p>height, b</text:p>
          </table:table-cell>
          <table:table-cell table:style-name="ce11" office:value-type="string" calcext:value-type="string">
            <text:p>udl, q</text:p>
          </table:table-cell>
          <table:table-cell table:style-name="ce11" office:value-type="string" calcext:value-type="string">
            <text:p>I major axis , I = h*b^3/12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mid span deflection</text:p>
          </table:table-cell>
          <table:table-cell table:style-name="ce11"/>
          <table:table-cell table:style-name="ce11" office:value-type="string" calcext:value-type="string">
            <text:p>5 CV</text:p>
          </table:table-cell>
          <table:table-cell table:style-name="ce11" office:value-type="string" calcext:value-type="string">
            <text:p>10 CV </text:p>
          </table:table-cell>
          <table:table-cell table:style-name="ce11" office:value-type="string" calcext:value-type="string">
            <text:p>20 CV</text:p>
          </table:table-cell>
          <table:table-cell table:style-name="ce11" office:value-type="string" calcext:value-type="string">
            <text:p>40 CV</text:p>
          </table:table-cell>
          <table:table-cell table:style-name="ce11" office:value-type="string" calcext:value-type="string">
            <text:p>80 CV</text:p>
          </table:table-cell>
          <table:table-cell table:style-name="ce11" office:value-type="string" calcext:value-type="string">
            <text:p>160 CV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number-columns-repeated="1002"/>
          <table:table-cell table:style-name="ce10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A3]" office:value-type="float" office:value="0.2" calcext:value-type="float">
            <text:p>0.2</text:p>
          </table:table-cell>
          <table:table-cell table:style-name="ce18" office:value-type="float" office:value="2000000" calcext:value-type="float">
            <text:p>2.00E+06</text:p>
          </table:table-cell>
          <table:table-cell table:formula="of:=TRUNC(0.01*[.B3]^3/12;10)" office:value-type="float" office:value="0.0000066666" calcext:value-type="float">
            <text:p>6.6666E-06</text:p>
          </table:table-cell>
          <table:table-cell table:formula="of:=200000000000*[.D3]" office:value-type="float" office:value="1333320" calcext:value-type="float">
            <text:p>1333320</text:p>
          </table:table-cell>
          <table:table-cell table:formula="of:=TRUNC(5*[.C3]*1^4/([.E3]*384);6)" office:value-type="float" office:value="0.019531" calcext:value-type="float">
            <text:p>0.019531</text:p>
          </table:table-cell>
          <table:table-cell/>
          <table:table-cell office:value-type="float" office:value="0.018428" calcext:value-type="float">
            <text:p>0.018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0419" calcext:value-type="float">
            <text:p>0.020419</text:p>
          </table:table-cell>
          <table:table-cell office:value-type="float" office:value="0.020473" calcext:value-type="float">
            <text:p>0.020473</text:p>
          </table:table-cell>
          <table:table-cell office:value-type="float" office:value="0.020486" calcext:value-type="float">
            <text:p>0.020486</text:p>
          </table:table-cell>
          <table:table-cell office:value-type="float" office:value="0.020489" calcext:value-type="float">
            <text:p>0.020489</text:p>
          </table:table-cell>
          <table:table-cell table:number-columns-repeated="2"/>
          <table:table-cell office:value-type="float" office:value="0.018755" calcext:value-type="float">
            <text:p>0.018755</text:p>
          </table:table-cell>
          <table:table-cell office:value-type="float" office:value="0.018972" calcext:value-type="float">
            <text:p>0.018972</text:p>
          </table:table-cell>
          <table:table-cell office:value-type="float" office:value="0.019027" calcext:value-type="float">
            <text:p>0.019027</text:p>
          </table:table-cell>
          <table:table-cell office:value-type="float" office:value="0.01904" calcext:value-type="float">
            <text:p>0.01904</text:p>
          </table:table-cell>
          <table:table-cell office:value-type="float" office:value="0.019044" calcext:value-type="float">
            <text:p>0.019044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A4]" office:value-type="float" office:value="0.1" calcext:value-type="float">
            <text:p>0.1</text:p>
          </table:table-cell>
          <table:table-cell table:style-name="ce18" office:value-type="float" office:value="200000" calcext:value-type="float">
            <text:p>2.00E+05</text:p>
          </table:table-cell>
          <table:table-cell table:formula="of:=TRUNC(0.01*[.B4]^3/12;10)" office:value-type="float" office:value="0.0000008333" calcext:value-type="float">
            <text:p>8.333E-07</text:p>
          </table:table-cell>
          <table:table-cell table:formula="of:=200000000000*[.D4]" office:value-type="float" office:value="166660" calcext:value-type="float">
            <text:p>166660</text:p>
          </table:table-cell>
          <table:table-cell table:formula="of:=TRUNC(5*[.C4]*1^4/([.E4]*384);6)" office:value-type="float" office:value="0.015625" calcext:value-type="float">
            <text:p>0.015625</text:p>
          </table:table-cell>
          <table:table-cell table:number-columns-repeated="2"/>
          <table:table-cell office:value-type="float" office:value="0.066623" calcext:value-type="float">
            <text:p>0.06662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5]" office:value-type="float" office:value="0.05" calcext:value-type="float">
            <text:p>0.05</text:p>
          </table:table-cell>
          <table:table-cell table:style-name="ce18" office:value-type="float" office:value="20000" calcext:value-type="float">
            <text:p>2.00E+04</text:p>
          </table:table-cell>
          <table:table-cell table:formula="of:=TRUNC(0.01*[.B5]^3/12;10)" office:value-type="float" office:value="0.0000001041" calcext:value-type="float">
            <text:p>1.041E-07</text:p>
          </table:table-cell>
          <table:table-cell table:formula="of:=200000000000*[.D5]" office:value-type="float" office:value="20820" calcext:value-type="float">
            <text:p>20820</text:p>
          </table:table-cell>
          <table:table-cell table:formula="of:=TRUNC(5*[.C5]*1^4/([.E5]*384);6)" office:value-type="float" office:value="0.012508" calcext:value-type="float">
            <text:p>0.012508</text:p>
          </table:table-cell>
          <table:table-cell/>
          <table:table-cell table:style-name="ce1" office:value-type="string" calcext:value-type="string" table:number-columns-spanned="3" table:number-rows-spanned="1">
            <text:p>not running</text:p>
          </table:table-cell>
          <table:covered-table-cell table:number-columns-repeated="2" table:style-name="ce1"/>
          <table:table-cell office:value-type="float" office:value="0.010953" calcext:value-type="float">
            <text:p>0.010953</text:p>
          </table:table-cell>
          <table:table-cell office:value-type="float" office:value="0.01096" calcext:value-type="float">
            <text:p>0.0109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6]" office:value-type="float" office:value="0.01" calcext:value-type="float">
            <text:p>0.01</text:p>
          </table:table-cell>
          <table:table-cell table:style-name="ce18" office:value-type="float" office:value="200" calcext:value-type="float">
            <text:p>2.00E+02</text:p>
          </table:table-cell>
          <table:table-cell table:formula="of:=TRUNC(0.01*[.B6]^3/12;13)" office:value-type="float" office:value="0.0000000008333" calcext:value-type="float">
            <text:p>8.333E-10</text:p>
          </table:table-cell>
          <table:table-cell table:formula="of:=200000000000*[.D6]" office:value-type="float" office:value="166.66" calcext:value-type="float">
            <text:p>166.66</text:p>
          </table:table-cell>
          <table:table-cell table:formula="of:=TRUNC(5*[.C6]*1^4/([.E6]*384);6)" office:value-type="float" office:value="0.015625" calcext:value-type="float">
            <text:p>0.015625</text:p>
          </table:table-cell>
          <table:table-cell/>
          <table:table-cell table:style-name="ce1" office:value-type="string" calcext:value-type="string" table:number-columns-spanned="6" table:number-rows-spanned="1">
            <text:p>not running</text:p>
          </table:table-cell>
          <table:covered-table-cell table:number-columns-repeated="2" table:style-name="ce1"/>
          <table:covered-table-cell table:style-name="ce7"/>
          <table:covered-table-cell table:style-name="ce13"/>
          <table:covered-table-cell/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7]" office:value-type="float" office:value="0.005" calcext:value-type="float">
            <text:p>0.005</text:p>
          </table:table-cell>
          <table:table-cell table:style-name="ce18" office:value-type="float" office:value="20" calcext:value-type="float">
            <text:p>2.00E+01</text:p>
          </table:table-cell>
          <table:table-cell table:formula="of:=TRUNC(0.01*[.B7]^3/12;13)" office:value-type="float" office:value="0.0000000001041" calcext:value-type="float">
            <text:p>1.041E-10</text:p>
          </table:table-cell>
          <table:table-cell table:formula="of:=200000000000*[.D7]" office:value-type="float" office:value="20.82" calcext:value-type="float">
            <text:p>20.82</text:p>
          </table:table-cell>
          <table:table-cell table:formula="of:=TRUNC(5*[.C7]*1^4/([.E7]*384);6)" office:value-type="float" office:value="0.012508" calcext:value-type="float">
            <text:p>0.012508</text:p>
          </table:table-cell>
          <table:table-cell/>
          <table:table-cell table:style-name="ce1" office:value-type="string" calcext:value-type="string" table:number-columns-spanned="6" table:number-rows-spanned="1">
            <text:p>not running</text:p>
          </table:table-cell>
          <table:covered-table-cell table:number-columns-repeated="2" table:style-name="ce1"/>
          <table:covered-table-cell table:style-name="ce7"/>
          <table:covered-table-cell table:style-name="ce13"/>
          <table:covered-table-cell/>
          <table:table-cell table:number-columns-repeated="1011"/>
        </table:table-row>
        <table:table-row table:style-name="ro1">
          <table:table-cell table:number-columns-repeated="11"/>
          <table:table-cell table:style-name="ce13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6" table:number-rows-spanned="1">
            <text:p>Simply Supported Beam with point load, mid-span deflection, w = PL^3/(48*EI)</text:p>
          </table:table-cell>
          <table:covered-table-cell table:number-columns-repeated="5" table:style-name="ce1"/>
          <table:table-cell table:number-columns-repeated="5"/>
          <table:table-cell table:style-name="ce13"/>
          <table:table-cell table:number-columns-repeated="1012"/>
        </table:table-row>
        <table:table-row table:style-name="ro2">
          <table:table-cell table:style-name="ce11" office:value-type="string" calcext:value-type="string">
            <text:p>Aspect Ratio, L/height</text:p>
          </table:table-cell>
          <table:table-cell table:style-name="ce11" office:value-type="string" calcext:value-type="string">
            <text:p>height, b</text:p>
          </table:table-cell>
          <table:table-cell table:style-name="ce11" office:value-type="string" calcext:value-type="string">
            <text:p>point load at L/2</text:p>
          </table:table-cell>
          <table:table-cell table:style-name="ce11" office:value-type="string" calcext:value-type="string">
            <text:p>I major axis , I = h*b^3/12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mid span deflection</text:p>
          </table:table-cell>
          <table:table-cell table:number-columns-repeated="5"/>
          <table:table-cell table:style-name="ce1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A11]" office:value-type="float" office:value="0.2" calcext:value-type="float">
            <text:p>0.2</text:p>
          </table:table-cell>
          <table:table-cell table:style-name="ce18" office:value-type="float" office:value="2000000" calcext:value-type="float">
            <text:p>2.00E+06</text:p>
          </table:table-cell>
          <table:table-cell table:formula="of:=TRUNC(0.01*[.B11]^3/12;14)" office:value-type="float" office:value="0.00000666666666" calcext:value-type="float">
            <text:p>6.66666666E-06</text:p>
          </table:table-cell>
          <table:table-cell table:formula="of:=200000000000*[.D11]" office:value-type="float" office:value="1333333.332" calcext:value-type="float">
            <text:p>1333333.332</text:p>
          </table:table-cell>
          <table:table-cell table:formula="of:=[.C11]*1^3/(48*[.E11])" office:value-type="float" office:value="0.03125000003125" calcext:value-type="float">
            <text:p>0.03125000003125</text:p>
          </table:table-cell>
          <table:table-cell/>
          <table:table-cell office:value-type="float" office:value="0.027842" calcext:value-type="float">
            <text:p>0.027842</text:p>
          </table:table-cell>
          <table:table-cell office:value-type="float" office:value="0.031627" calcext:value-type="float">
            <text:p>0.031627</text:p>
          </table:table-cell>
          <table:table-cell office:value-type="float" office:value="0.031984" calcext:value-type="float">
            <text:p>0.031984</text:p>
          </table:table-cell>
          <table:table-cell office:value-type="float" office:value="0.032114" calcext:value-type="float">
            <text:p>0.032114</text:p>
          </table:table-cell>
          <table:table-cell table:style-name="ce13" office:value-type="float" office:value="0.032167" calcext:value-type="float">
            <text:p>0.032167</text:p>
          </table:table-cell>
          <table:table-cell office:value-type="float" office:value="0.03219" calcext:value-type="float">
            <text:p>0.03219</text:p>
          </table:table-cell>
          <table:table-cell/>
          <table:table-cell office:value-type="float" office:value="0.025933" calcext:value-type="float">
            <text:p>0.025933</text:p>
          </table:table-cell>
          <table:table-cell office:value-type="float" office:value="0.029508" calcext:value-type="float">
            <text:p>0.029508</text:p>
          </table:table-cell>
          <table:table-cell office:value-type="float" office:value="0.029729" calcext:value-type="float">
            <text:p>0.029729</text:p>
          </table:table-cell>
          <table:table-cell table:style-name="ce15" office:value-type="float" office:value="0.029789" calcext:value-type="float">
            <text:p>0.029789</text:p>
          </table:table-cell>
          <table:table-cell table:style-name="ce13" office:value-type="float" office:value="0.029806" calcext:value-type="float">
            <text:p>0.029806</text:p>
          </table:table-cell>
          <table:table-cell table:style-name="ce13" office:value-type="float" office:value="0.029811" calcext:value-type="float">
            <text:p>0.02981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A12]" office:value-type="float" office:value="0.1" calcext:value-type="float">
            <text:p>0.1</text:p>
          </table:table-cell>
          <table:table-cell table:style-name="ce18" office:value-type="float" office:value="200000" calcext:value-type="float">
            <text:p>2.00E+05</text:p>
          </table:table-cell>
          <table:table-cell table:formula="of:=TRUNC(0.01*[.B12]^3/12;11)" office:value-type="float" office:value="0.00000083333" calcext:value-type="float">
            <text:p>8.3333E-07</text:p>
          </table:table-cell>
          <table:table-cell table:formula="of:=200000000000*[.D12]" office:value-type="float" office:value="166666" calcext:value-type="float">
            <text:p>166666</text:p>
          </table:table-cell>
          <table:table-cell table:formula="of:=[.C12]*1^3/(48*[.E12])" office:value-type="float" office:value="0.0250001000004" calcext:value-type="float">
            <text:p>0.0250001000004</text:p>
          </table:table-cell>
          <table:table-cell/>
          <table:table-cell office:value-type="string" calcext:value-type="string">
            <text:p>not running</text:p>
          </table:table-cell>
          <table:table-cell office:value-type="float" office:value="0.022201" calcext:value-type="float">
            <text:p>0.022201</text:p>
          </table:table-cell>
          <table:table-cell office:value-type="float" office:value="0.022372" calcext:value-type="float">
            <text:p>0.022372</text:p>
          </table:table-cell>
          <table:table-cell office:value-type="float" office:value="0.022423" calcext:value-type="float">
            <text:p>0.022423</text:p>
          </table:table-cell>
          <table:table-cell table:style-name="ce13" office:value-type="float" office:value="0.02244" calcext:value-type="float">
            <text:p>0.0224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13]" office:value-type="float" office:value="0.05" calcext:value-type="float">
            <text:p>0.05</text:p>
          </table:table-cell>
          <table:table-cell table:style-name="ce18" office:value-type="float" office:value="20000" calcext:value-type="float">
            <text:p>2.00E+04</text:p>
          </table:table-cell>
          <table:table-cell table:formula="of:=TRUNC(0.01*[.B13]^3/12;12)" office:value-type="float" office:value="0.000000104166" calcext:value-type="float">
            <text:p>1.04166E-07</text:p>
          </table:table-cell>
          <table:table-cell table:formula="of:=200000000000*[.D13]" office:value-type="float" office:value="20833.2" calcext:value-type="float">
            <text:p>20833.2</text:p>
          </table:table-cell>
          <table:table-cell table:formula="of:=[.C13]*1^3/(48*[.E13])" office:value-type="float" office:value="0.0200001280008192" calcext:value-type="float">
            <text:p>0.020000128000819</text:p>
          </table:table-cell>
          <table:table-cell table:number-columns-repeated="3"/>
          <table:table-cell office:value-type="float" office:value="0.015681" calcext:value-type="float">
            <text:p>0.015681</text:p>
          </table:table-cell>
          <table:table-cell office:value-type="float" office:value="0.015707" calcext:value-type="float">
            <text:p>0.015707</text:p>
          </table:table-cell>
          <table:table-cell table:style-name="ce13" office:value-type="float" office:value="0.015714" calcext:value-type="float">
            <text:p>0.015714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14]" office:value-type="float" office:value="0.01" calcext:value-type="float">
            <text:p>0.01</text:p>
          </table:table-cell>
          <table:table-cell table:style-name="ce18" office:value-type="float" office:value="200" calcext:value-type="float">
            <text:p>2.00E+02</text:p>
          </table:table-cell>
          <table:table-cell table:formula="of:=TRUNC(0.01*[.B14]^3/12;14)" office:value-type="float" office:value="0.00000000083333" calcext:value-type="float">
            <text:p>8.3333E-10</text:p>
          </table:table-cell>
          <table:table-cell table:formula="of:=200000000000*[.D14]" office:value-type="float" office:value="166.666" calcext:value-type="float">
            <text:p>166.666</text:p>
          </table:table-cell>
          <table:table-cell table:formula="of:=[.C14]*1^3/(48*[.E14])" office:value-type="float" office:value="0.0250001000004" calcext:value-type="float">
            <text:p>0.0250001000004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15]" office:value-type="float" office:value="0.005" calcext:value-type="float">
            <text:p>0.005</text:p>
          </table:table-cell>
          <table:table-cell table:style-name="ce18" office:value-type="float" office:value="20" calcext:value-type="float">
            <text:p>2.00E+01</text:p>
          </table:table-cell>
          <table:table-cell table:formula="of:=TRUNC(0.01*[.B15]^3/12;14)" office:value-type="float" office:value="0.00000000010416" calcext:value-type="float">
            <text:p>1.0416E-10</text:p>
          </table:table-cell>
          <table:table-cell table:formula="of:=200000000000*[.D15]" office:value-type="float" office:value="20.832" calcext:value-type="float">
            <text:p>20.832</text:p>
          </table:table-cell>
          <table:table-cell table:formula="of:=[.C15]*1^3/(48*[.E15])" office:value-type="float" office:value="0.0200012800819252" calcext:value-type="float">
            <text:p>0.020001280081925</text:p>
          </table:table-cell>
          <table:table-cell table:number-columns-repeated="4"/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Beam Parameter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3" office:value-type="string" calcext:value-type="string">
            <text:p>Length, L</text:p>
          </table:table-cell>
          <table:table-cell table:style-name="ce15" office:value-type="string" calcext:value-type="string">
            <text:p>100 cm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idth, h</text:p>
          </table:table-cell>
          <table:table-cell table:style-name="ce15" office:value-type="string" calcext:value-type="string">
            <text:p>0.01 m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Height, b</text:p>
          </table:table-cell>
          <table:table-cell table:style-name="ce15" office:value-type="string" calcext:value-type="string">
            <text:p>variabl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UDL, q</text:p>
          </table:table-cell>
          <table:table-cell table:style-name="ce15" office:value-type="string" calcext:value-type="string">
            <text:p>2000 k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Young’s Modulus, E</text:p>
          </table:table-cell>
          <table:table-cell table:style-name="ce16" office:value-type="string" calcext:value-type="string">
            <text:p>2e11 Pa</text:p>
          </table:table-cell>
          <table:table-cell table:style-name="ce11" table:number-columns-repeated="8"/>
          <table:table-cell table:style-name="ce16" table:number-columns-repeated="2"/>
          <table:table-cell table:style-name="ce14" table:number-columns-repeated="2"/>
          <table:table-cell table:style-name="ce11" table:number-columns-repeated="12"/>
          <table:table-cell table:style-name="ce14" table:number-columns-repeated="998"/>
        </table:table-row>
        <table:table-row table:style-name="ro3">
          <table:table-cell table:style-name="ce14" office:value-type="string" calcext:value-type="string">
            <text:p>Poisson’s Ratio, nu</text:p>
          </table:table-cell>
          <table:table-cell table:style-name="ce16" office:value-type="float" office:value="0.3" calcext:value-type="float">
            <text:p>0.3</text:p>
          </table:table-cell>
          <table:table-cell table:style-name="ce11" table:number-columns-repeated="8"/>
          <table:table-cell table:style-name="ce16" table:number-columns-repeated="2"/>
          <table:table-cell table:style-name="ce14" table:number-columns-repeated="2"/>
          <table:table-cell table:style-name="ce11" table:number-columns-repeated="12"/>
          <table:table-cell table:style-name="ce14" table:number-columns-repeated="998"/>
        </table:table-row>
        <table:table-row table:style-name="ro3">
          <table:table-cell table:style-name="ce14" office:value-type="string" calcext:value-type="string">
            <text:p>Shear Modulus, G</text:p>
          </table:table-cell>
          <table:table-cell table:style-name="ce17" office:value-type="string" calcext:value-type="string">
            <text:p>7.69e10 Pa</text:p>
          </table:table-cell>
          <table:table-cell table:style-name="ce11" table:number-columns-repeated="8"/>
          <table:table-cell table:style-name="ce16" table:number-columns-repeated="2"/>
          <table:table-cell table:style-name="ce14" table:number-columns-repeated="2"/>
          <table:table-cell table:style-name="ce11" table:number-columns-repeated="12"/>
          <table:table-cell table:style-name="ce14"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Cantilever subjected to point Load at the end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11" office:value-type="string" calcext:value-type="string">
            <text:p>Aspect Ratio, L/height</text:p>
          </table:table-cell>
          <table:table-cell table:style-name="ce11" office:value-type="string" calcext:value-type="string">
            <text:p>height, b</text:p>
          </table:table-cell>
          <table:table-cell table:style-name="ce11" office:value-type="string" calcext:value-type="string">
            <text:p>point load at L</text:p>
          </table:table-cell>
          <table:table-cell table:style-name="ce11" office:value-type="string" calcext:value-type="string">
            <text:p>I major axis , I = h*b^3/12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tip deflecti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0" calcext:value-type="float">
            <text:p>80</text:p>
          </table:table-cell>
          <table:table-cell table:style-name="ce10"/>
          <table:table-cell table:number-columns-repeated="12"/>
          <table:table-cell table:style-name="ce10"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style-name="ce18" office:value-type="float" office:value="200000" calcext:value-type="float">
            <text:p>2.00E+05</text:p>
          </table:table-cell>
          <table:table-cell table:formula="of:=TRUNC(0.01*[.B34]^3/12;14)" office:value-type="float" office:value="0.00000666666666" calcext:value-type="float">
            <text:p>6.66666666E-06</text:p>
          </table:table-cell>
          <table:table-cell table:formula="of:=200000000000*[.D34]" office:value-type="float" office:value="1333333.332" calcext:value-type="float">
            <text:p>1333333.332</text:p>
          </table:table-cell>
          <table:table-cell table:formula="of:=[.C34]*1^3/(3*[.E34])" office:value-type="float" office:value="0.05000000005" calcext:value-type="float">
            <text:p>0.05000000005</text:p>
          </table:table-cell>
          <table:table-cell table:number-columns-repeated="2"/>
          <table:table-cell office:value-type="float" office:value="0.050693" calcext:value-type="float">
            <text:p>0.050693</text:p>
          </table:table-cell>
          <table:table-cell office:value-type="float" office:value="0.051066" calcext:value-type="float">
            <text:p>0.051066</text:p>
          </table:table-cell>
          <table:table-cell office:value-type="float" office:value="0.051159" calcext:value-type="float">
            <text:p>0.051159</text:p>
          </table:table-cell>
          <table:table-cell office:value-type="float" office:value="0.051182" calcext:value-type="float">
            <text:p>0.051182</text:p>
          </table:table-cell>
          <table:table-cell office:value-type="float" office:value="0.051188" calcext:value-type="float">
            <text:p>0.051188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A35]" office:value-type="float" office:value="0.1" calcext:value-type="float">
            <text:p>0.1</text:p>
          </table:table-cell>
          <table:table-cell table:style-name="ce18" office:value-type="float" office:value="20000" calcext:value-type="float">
            <text:p>2.00E+04</text:p>
          </table:table-cell>
          <table:table-cell table:formula="of:=TRUNC(0.01*[.B35]^3/12;14)" office:value-type="float" office:value="0.00000083333333" calcext:value-type="float">
            <text:p>8.3333333E-07</text:p>
          </table:table-cell>
          <table:table-cell table:formula="of:=200000000000*[.D35]" office:value-type="float" office:value="166666.666" calcext:value-type="float">
            <text:p>166666.666</text:p>
          </table:table-cell>
          <table:table-cell table:formula="of:=[.C35]*1^3/(3*[.E35])" office:value-type="float" office:value="0.04000000016" calcext:value-type="float">
            <text:p>0.04000000016</text:p>
          </table:table-cell>
          <table:table-cell table:number-columns-repeated="2"/>
          <table:table-cell office:value-type="float" office:value="0.039807" calcext:value-type="float">
            <text:p>0.039807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6]" office:value-type="float" office:value="0.05" calcext:value-type="float">
            <text:p>0.05</text:p>
          </table:table-cell>
          <table:table-cell table:style-name="ce18" office:value-type="float" office:value="2000" calcext:value-type="float">
            <text:p>2.00E+03</text:p>
          </table:table-cell>
          <table:table-cell table:formula="of:=TRUNC(0.01*[.B36]^3/12;14)" office:value-type="float" office:value="0.00000010416666" calcext:value-type="float">
            <text:p>1.0416666E-07</text:p>
          </table:table-cell>
          <table:table-cell table:formula="of:=200000000000*[.D36]" office:value-type="float" office:value="20833.332" calcext:value-type="float">
            <text:p>20833.332</text:p>
          </table:table-cell>
          <table:table-cell table:formula="of:=[.C36]*1^3/(3*[.E36])" office:value-type="float" office:value="0.0320000020480001" calcext:value-type="float">
            <text:p>0.032000002048</text:p>
          </table:table-cell>
          <table:table-cell table:number-columns-repeated="2"/>
          <table:table-cell office:value-type="float" office:value="0.031075" calcext:value-type="float">
            <text:p>0.031075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37]" office:value-type="float" office:value="0.01" calcext:value-type="float">
            <text:p>0.01</text:p>
          </table:table-cell>
          <table:table-cell table:style-name="ce18" office:value-type="float" office:value="20" calcext:value-type="float">
            <text:p>2.00E+01</text:p>
          </table:table-cell>
          <table:table-cell table:formula="of:=TRUNC(0.01*[.B37]^3/12;14)" office:value-type="float" office:value="0.00000000083333" calcext:value-type="float">
            <text:p>8.3333E-10</text:p>
          </table:table-cell>
          <table:table-cell table:formula="of:=200000000000*[.D37]" office:value-type="float" office:value="166.666" calcext:value-type="float">
            <text:p>166.666</text:p>
          </table:table-cell>
          <table:table-cell table:formula="of:=[.C37]*1^3/(3*[.E37])" office:value-type="float" office:value="0.04000016000064" calcext:value-type="float">
            <text:p>0.04000016000064</text:p>
          </table:table-cell>
          <table:table-cell table:number-columns-repeated="2"/>
          <table:table-cell office:value-type="float" office:value="0.03955" calcext:value-type="float">
            <text:p>0.03955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38]" office:value-type="float" office:value="0.005" calcext:value-type="float">
            <text:p>0.005</text:p>
          </table:table-cell>
          <table:table-cell table:style-name="ce18" office:value-type="float" office:value="2" calcext:value-type="float">
            <text:p>2.00E+00</text:p>
          </table:table-cell>
          <table:table-cell table:formula="of:=TRUNC(0.01*[.B38]^3/12;14)" office:value-type="float" office:value="0.00000000010416" calcext:value-type="float">
            <text:p>1.0416E-10</text:p>
          </table:table-cell>
          <table:table-cell table:formula="of:=200000000000*[.D38]" office:value-type="float" office:value="20.832" calcext:value-type="float">
            <text:p>20.832</text:p>
          </table:table-cell>
          <table:table-cell table:formula="of:=[.C38]*1^3/(3*[.E38])" office:value-type="float" office:value="0.0320020481310804" calcext:value-type="float">
            <text:p>0.03200204813108</text:p>
          </table:table-cell>
          <table:table-cell table:number-columns-repeated="2"/>
          <table:table-cell office:value-type="float" office:value="0.031653" calcext:value-type="float">
            <text:p>0.031653</text:p>
          </table:table-cell>
          <table:table-cell office:value-type="float" office:value="0.031893" calcext:value-type="float">
            <text:p>0.031893</text:p>
          </table:table-cell>
          <table:table-cell office:value-type="float" office:value="0.031953" calcext:value-type="float">
            <text:p>0.031953</text:p>
          </table:table-cell>
          <table:table-cell office:value-type="float" office:value="0.031968" calcext:value-type="float">
            <text:p>0.031968</text:p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9:57:04.27470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2:03:19.228462112</meta:creation-date>
    <dc:date>2022-01-05T14:49:39.880037921</dc:date>
    <meta:editing-duration>PT17H56M33S</meta:editing-duration>
    <meta:editing-cycles>20</meta:editing-cycles>
    <meta:generator>LibreOffice/6.4.7.2$Linux_X86_64 LibreOffice_project/40$Build-2</meta:generator>
    <meta:document-statistic meta:table-count="1" meta:cell-count="195" meta:object-count="0"/>
  </office:meta>
</office:document-meta>
</file>